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IPAexGothic" svg:font-family="IPAexGothic" style:font-family-generic="roman" style:font-pitch="variable"/>
    <style:font-face style:name="Liberation Sans" svg:font-family="'Liberation Sans'" style:font-family-generic="roman" style:font-pitch="variable"/>
    <style:font-face style:name="IPAexGothic1" svg:font-family="IPAexGothic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ff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4cm" fo:min-width="0cm"/>
    </style:style>
    <style:style style:name="gr3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svg:stroke-width="0.03cm" svg:stroke-color="#000000" draw:marker-start-width="0.25cm" draw:marker-end-width="0.25cm" draw:fill-color="#e6e6ff" draw:textarea-horizontal-align="justify" draw:textarea-vertical-align="middle" draw:auto-grow-height="false" fo:padding-top="0.14cm" fo:padding-bottom="0.14cm" fo:padding-left="0.265cm" fo:padding-right="0.265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8" style:family="graphic" style:parent-style-name="standard">
      <style:graphic-properties svg:stroke-color="#000000" draw:fill-color="#ffffcc" draw:textarea-horizontal-align="justify" draw:textarea-vertical-align="middle" draw:auto-grow-height="false" fo:min-height="0cm" fo:min-width="0cm" fo:wrap-option="no-wrap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dash" draw:stroke-dash="Fine_20_Dashed"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6cm" fo:min-width="0cm"/>
    </style:style>
    <style:style style:name="gr12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4cm" fo:min-width="13.90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6cm" fo:min-width="0cm"/>
    </style:style>
    <style:style style:name="gr15" style:family="graphic" style:parent-style-name="objectwithoutfill">
      <style:graphic-properties draw:marker-start="Circle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4cm" fo:min-width="4.6cm"/>
    </style:style>
    <style:style style:name="gr17" style:family="graphic" style:parent-style-name="standard">
      <style:graphic-properties svg:stroke-width="0.03cm" svg:stroke-color="#000000" draw:marker-start-width="0.25cm" draw:marker-end-width="0.25cm" draw:fill-color="#e6e6ff" draw:textarea-horizontal-align="justify" draw:textarea-vertical-align="middle" draw:auto-grow-height="false" fo:padding-top="0.14cm" fo:padding-bottom="0.14cm" fo:padding-left="0.265cm" fo:padding-right="0.26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4cm" fo:min-width="12.40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.5pt" style:font-size-asian="10.5pt" style:font-size-complex="10.5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0.5pt" style:font-size-asian="10.5pt" style:font-size-complex="10.5pt"/>
    </style:style>
    <style:style style:name="P5" style:family="paragraph">
      <style:paragraph-properties fo:text-align="start"/>
      <style:text-properties fo:font-size="15pt" style:font-size-asian="15pt" style:font-size-complex="15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6.691cm" svg:height="0.8cm" svg:x="17.809cm" svg:y="2.5cm">
          <text:p text:style-name="P1"><text:span text:style-name="T1">FaceRest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891cm" svg:height="0.666cm" svg:x="24.409cm" svg:y="5cm">
          <draw:text-box>
            <text:p text:style-name="P1"><text:span text:style-name="T1">x4</text:span></text:p>
          </draw:text-box>
        </draw:frame>
        <draw:custom-shape draw:style-name="gr1" draw:text-style-name="P2" draw:layer="layout" svg:width="3.7cm" svg:height="0.9cm" svg:x="17.809cm" svg:y="4.9cm">
          <text:p text:style-name="P1"><text:span text:style-name="T1">FaceRest::Work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7.5cm" svg:height="1cm" svg:x="1.4cm" svg:y="6.1cm">
          <text:p text:style-name="P1"><text:span text:style-name="T1">UnifiedDataStore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5cm" svg:x="22.1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cm" svg:height="0.5cm" svg:x="22.9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cm" svg:height="0.5cm" svg:x="23.6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2cm" svg:height="0.9cm" svg:x="22.6cm" svg:y="8.4cm">
          <text:p text:style-name="P1"><text:span text:style-name="T1">DBTablesConfig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cm" svg:height="0.9cm" svg:x="19cm" svg:y="8.4cm">
          <text:p text:style-name="P1"><text:span text:style-name="T1">DBTablesA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9cm" svg:height="0.9cm" svg:x="26cm" svg:y="8.4cm">
          <text:p text:style-name="P1"><text:span text:style-name="T1">DBTablesUs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4.2cm" svg:height="1.2cm" svg:x="14.7cm" svg:y="10.4cm">
          <text:p text:style-name="P1"><text:span text:style-name="T1">DBAgentMySQL</text:span></text:p>
          <text:p text:style-name="P1"><text:span text:style-name="T1">(Alternative: DBAgentSQLite3 [not completed yet]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1cm" svg:height="0.9cm" svg:x="14.7cm" svg:y="8.4cm">
          <text:p text:style-name="P1"><text:span text:style-name="T1">DBTablesMonitoring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cm" svg:height="1.5cm" svg:x="20.7cm" svg:y="17.4cm">
          <text:p text:style-name="P1"><text:span text:style-name="T1"/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2" draw:layer="layout" svg:width="4.6cm" svg:height="0.7cm" svg:x="7.2cm" svg:y="2.6cm">
          <text:p text:style-name="P1"><text:span text:style-name="T1">Action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8cm" svg:height="1cm" svg:x="5.4cm" svg:y="9.3cm">
          <text:p text:style-name="P1"><text:span text:style-name="T1">ArmZabbixAP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cm" svg:height="2.2cm" svg:x="8.5cm" svg:y="9.3cm">
          <text:p text:style-name="P1"><text:span text:style-name="T1">ArmNagiosNDOUtil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cm" svg:height="2.2cm" svg:x="1.4cm" svg:y="9.3cm">
          <text:p text:style-name="P1"><text:span text:style-name="T1">HatohlArmPluginGat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1.1cm" svg:x="7.2cm" svg:y="4.2cm">
          <text:p text:style-name="P1"><text:span text:style-name="T1">ChildProcessManag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1.1cm" svg:x="2.2cm" svg:y="3.5cm">
          <text:p text:style-name="P1"><text:span text:style-name="T1">main(): </text:span></text:p>
          <text:p text:style-name="P1"><text:span text:style-name="T1">g_main_loop_run();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0.6cm" svg:height="1.7cm" svg:x="1.4cm" svg:y="7.4cm">
          <text:p text:style-name="P1"><text:span text:style-name="T1">DataStore, ArmBase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8cm" svg:height="5.2cm" svg:x="21.26cm" svg:y="11.4cm">
          <text:p/>
          <draw:enhanced-geometry svg:viewBox="0 0 21600 21600" draw:text-areas="?f0 ?f8 ?f2 ?f9" draw:type="up-down-arrow" draw:modifiers="5969.36736958935 2298.01593501015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1" draw:layer="layout" svg:width="1cm" svg:height="10.7cm" draw:transform="rotate (1.5707963267949) translate (1.4cm 12.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1" draw:layer="layout" svg:width="0.5cm" svg:height="0.5cm" svg:x="6.53cm" svg:y="1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cm" svg:height="0.5cm" svg:x="6.53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cm" svg:height="0.5cm" svg:x="6.53cm" svg:y="1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4.574cm" svg:height="1.081cm" svg:x="7.1cm" svg:y="13.319cm">
          <draw:text-box>
            <text:p text:style-name="P3"><text:span text:style-name="T1">One instance per</text:span></text:p>
            <text:p text:style-name="P3"><text:span text:style-name="T1"><text:s text:c="2"/></text:span><text:span text:style-name="T1">target monitoring server</text:span></text:p>
          </draw:text-box>
        </draw:frame>
        <draw:custom-shape draw:style-name="gr8" draw:text-style-name="P2" draw:layer="layout" svg:width="4.4cm" svg:height="0.8cm" svg:x="2.1cm" svg:y="5cm">
          <text:p text:style-name="P1"><text:span text:style-name="T1">Process Glib events</text:span></text:p>
          <draw:enhanced-geometry svg:viewBox="0 0 21600 21600" draw:glue-points="10800 0 0 10800 10800 21600 21600 10800 ?f40 ?f41" draw:text-areas="0 0 21600 21600" draw:type="rectangular-callout" draw:modifiers="10208.5889570552 -127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2" draw:layer="layout" svg:width="4.4cm" svg:height="1.6cm" svg:x="12.3cm" svg:y="4cm">
          <text:p text:style-name="P1"><text:span text:style-name="T1">- Create child processes</text:span></text:p>
          <text:p text:style-name="P3"><text:span text:style-name="T1">- Wait for their exit</text:span></text:p>
          <text:p text:style-name="P3"><text:span text:style-name="T1"><text:s text:c="5"/></text:span><text:span text:style-name="T1">and notify it if needed</text:span></text:p>
          <draw:enhanced-geometry svg:viewBox="0 0 21600 21600" draw:glue-points="10800 0 0 10800 10800 21600 21600 10800 ?f40 ?f41" draw:text-areas="0 0 21600 21600" draw:type="rectangular-callout" draw:modifiers="-4358.28220858896 13612.99188007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2.8cm" svg:height="1cm" svg:x="5.4cm" svg:y="10.5cm">
          <text:p text:style-name="P1"><text:span text:style-name="T1">ZabbixAPI</text:span></text:p>
          <text:p text:style-name="P1"><text:span text:style-name="T1">(libsoup)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118cm" svg:height="0.666cm" svg:x="21.882cm" svg:y="13.034cm">
          <draw:text-box>
            <text:p text:style-name="P1"><text:span text:style-name="T1">MySQL protocol</text:span></text:p>
          </draw:text-box>
        </draw:frame>
        <draw:line draw:style-name="gr9" draw:text-style-name="P1" draw:layer="layout" svg:x1="0.9cm" svg:y1="15.1cm" svg:x2="29.2cm" svg:y2="15.1cm">
          <text:p/>
        </draw:line>
        <draw:custom-shape draw:style-name="gr10" draw:text-style-name="P2" draw:layer="layout" svg:width="9.7cm" svg:height="1.1cm" svg:x="0.9cm" svg:y="15.6cm">
          <text:p text:style-name="P1"><text:span text:style-name="T1">AMQP Broker (QPid or RabitMQ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1.1cm" svg:x="23.7cm" svg:y="0.6cm">
          <text:p text:style-name="P1"><text:span text:style-name="T1">Class based on</text:span></text:p>
          <text:p text:style-name="P1"><text:span text:style-name="T1">HatoholThreadBase</text:span></text:p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1.721cm" svg:height="0.666cm" svg:x="17.9cm" svg:y="0.5cm">
          <draw:text-box>
            <text:p text:style-name="P3"><text:span text:style-name="T1">Legend</text:span></text:p>
          </draw:text-box>
        </draw:frame>
        <draw:custom-shape draw:style-name="gr6" draw:text-style-name="P1" draw:layer="layout" svg:width="0.9cm" svg:height="4.6cm" svg:x="1.7cm" svg:y="11.3cm">
          <text:p/>
          <draw:enhanced-geometry svg:viewBox="0 0 21600 21600" draw:text-areas="?f0 ?f8 ?f2 ?f9" draw:type="up-down-arrow" draw:modifiers="5969.36736958935 2298.01593501015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10.7cm" svg:height="1.6cm" svg:x="17.9cm" svg:y="0.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.8cm" svg:height="1.1cm" svg:x="19.7cm" svg:y="0.6cm">
          <text:p text:style-name="P1"><text:span text:style-name="T1">External Program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.8cm" svg:height="2.5cm" svg:x="19.8cm" svg:y="16.7cm">
          <text:p text:style-name="P1"><text:span text:style-name="T1">MySQL server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1cm" svg:height="2.2cm" svg:x="0.4cm" svg:y="17.602cm">
          <text:p text:style-name="P1"><text:span text:style-name="T1">hatohol-arm-plugin-zabbix</text:span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8cm" svg:height="1cm" svg:x="1.7cm" svg:y="18.602cm">
          <text:p text:style-name="P1"><text:span text:style-name="T1">ZabbixAPI</text:span></text:p>
          <text:p text:style-name="P1"><text:span text:style-name="T1">(libsoup)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9cm" svg:height="1.302cm" svg:x="2.8cm" svg:y="16.6cm">
          <text:p/>
          <draw:enhanced-geometry svg:viewBox="0 0 21600 21600" draw:text-areas="?f0 ?f8 ?f2 ?f9" draw:type="up-down-arrow" draw:modifiers="5681.68701442841 7947.30538922156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2" draw:layer="layout" svg:width="2cm" svg:height="1.5cm" svg:x="12.4cm" svg:y="18.1cm">
          <text:p/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" draw:text-style-name="P2" draw:layer="layout" svg:width="3.8cm" svg:height="2.875cm" svg:x="11.5cm" svg:y="16.825cm">
          <text:p text:style-name="P1"><text:span text:style-name="T1">MySQL server</text:span></text:p>
          <text:p text:style-name="P1"><text:span text:style-name="T1">for NDOUtils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9cm" svg:height="5.7cm" svg:x="11.3cm" svg:y="11.3cm">
          <text:p/>
          <draw:enhanced-geometry svg:viewBox="0 0 21600 21600" draw:text-areas="?f0 ?f8 ?f2 ?f9" draw:type="up-down-arrow" draw:modifiers="5969.36736958935 2298.01593501015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3" draw:text-style-name="P5" draw:layer="layout" svg:width="14.409cm" svg:height="0.848cm" svg:x="0.091cm" svg:y="0.152cm">
          <draw:text-box>
            <text:p text:style-name="P3"><text:span text:style-name="T2">Major components related to data stream (since 14.09)</text:span></text:p>
          </draw:text-box>
        </draw:frame>
        <draw:frame draw:style-name="gr14" draw:text-style-name="P4" draw:layer="layout" svg:width="5.087cm" svg:height="0.666cm" svg:x="12.713cm" svg:y="12.034cm">
          <draw:text-box>
            <text:p text:style-name="P3"><text:span text:style-name="T1">Data is passed w/ ItemTable</text:span></text:p>
          </draw:text-box>
        </draw:frame>
        <draw:custom-shape draw:style-name="gr3" draw:text-style-name="P2" draw:layer="layout" svg:width="3.5cm" svg:height="0.8cm" svg:x="24.8cm" svg:y="2.5cm">
          <text:p text:style-name="P1"><text:span text:style-name="T1">Session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4.6cm" svg:height="0.6cm" svg:x="7.225cm" svg:y="3.4cm">
          <text:p text:style-name="P1"><text:span text:style-name="T1">ActionColle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15" draw:text-style-name="P1" draw:layer="layout" svg:width="5.199cm" svg:height="5.499cm" svg:x="11.8cm" svg:y="3cm" svg:viewBox="0 0 5200 5500" draw:points="5200,5500 5200,0 0,0">
          <text:p/>
        </draw:polyline>
        <draw:frame draw:style-name="gr16" draw:text-style-name="P2" draw:layer="layout" svg:width="5.971cm" svg:height="0.666cm" svg:x="12cm" svg:y="2.4cm">
          <draw:text-box>
            <text:p text:style-name="P1"><text:span text:style-name="T1">Check the events before the save</text:span></text:p>
          </draw:text-box>
        </draw:frame>
        <draw:custom-shape draw:style-name="gr3" draw:text-style-name="P2" draw:layer="layout" svg:width="4.6cm" svg:height="0.7cm" svg:x="2.2cm" svg:y="2.6cm">
          <text:p text:style-name="P1"><text:span text:style-name="T1">NamedPi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4.6cm" svg:height="0.7cm" svg:x="7.2cm" svg:y="1.8cm">
          <text:p text:style-name="P1"><text:span text:style-name="T1">IssueSender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6cm" svg:height="0.7cm" svg:x="7.2cm" svg:y="1cm">
          <text:p text:style-name="P1"><text:span text:style-name="T1">IssueSen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5cm" svg:height="2.4cm" svg:x="14.046cm" svg:y="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9" draw:text-style-name="P1" draw:layer="layout" svg:x1="14.1cm" svg:y1="9.5cm" svg:x2="13.6cm" svg:y2="11.7cm">
          <text:p/>
        </draw:line>
        <draw:custom-shape draw:style-name="gr3" draw:text-style-name="P2" draw:layer="layout" svg:width="14.2cm" svg:height="0.7cm" svg:x="14.7cm" svg:y="9.5cm">
          <text:p text:style-name="P1"><text:span text:style-name="T1">DBAgent (Driver interface layer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cm" svg:height="1.073cm" svg:x="5.7cm" svg:y="17.6cm">
          <text:p text:style-name="P1"><text:span text:style-name="T1">hatohol-arm-plugin-ceilome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9cm" svg:height="1.302cm" svg:x="7.7cm" svg:y="16.602cm">
          <text:p/>
          <draw:enhanced-geometry svg:viewBox="0 0 21600 21600" draw:text-areas="?f0 ?f8 ?f2 ?f9" draw:type="up-down-arrow" draw:modifiers="5681.68701442841 7947.30538922156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2" draw:layer="layout" svg:width="14.2cm" svg:height="0.8cm" svg:x="14.7cm" svg:y="7.408cm">
          <text:p text:style-name="P1"><text:span text:style-name="T1">DBHatoho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0.6cm" svg:height="1.2cm" svg:x="17.8cm" svg:y="3.5cm">
          <text:p text:style-name="P1"><text:span text:style-name="T1">RestResourceUser, ResResourceHost, RestResourceServer,</text:span></text:p>
          <text:p text:style-name="P1"><text:span text:style-name="T1">RestResourceAction, RestResourceIncidentTracke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標準">
        <draw:custom-shape draw:style-name="gr1" draw:text-style-name="P2" draw:layer="layout" svg:width="6.6cm" svg:height="1.1cm" svg:x="17.809cm" svg:y="3.1cm">
          <text:p text:style-name="P1"><text:span text:style-name="T1">FaceRest</text:span></text:p>
          <text:p text:style-name="P1"><text:span text:style-name="T1">(libsoup)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891cm" svg:height="0.666cm" svg:x="24.209cm" svg:y="4.9cm">
          <draw:text-box>
            <text:p text:style-name="P1"><text:span text:style-name="T1">x4</text:span></text:p>
          </draw:text-box>
        </draw:frame>
        <draw:custom-shape draw:style-name="gr1" draw:text-style-name="P2" draw:layer="layout" svg:width="3.7cm" svg:height="1.1cm" svg:x="17.809cm" svg:y="4.6cm">
          <text:p text:style-name="P1"><text:span text:style-name="T1">FaceRest::Work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7.4cm" svg:height="1cm" svg:x="1.4cm" svg:y="6.1cm">
          <text:p text:style-name="P1"><text:span text:style-name="T1">UnifiedDataStore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5cm" svg:x="22.009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cm" svg:height="0.5cm" svg:x="22.809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cm" svg:height="0.5cm" svg:x="23.509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2cm" svg:height="1cm" svg:x="22.6cm" svg:y="7.4cm">
          <text:p text:style-name="P1"><text:span text:style-name="T1">DBClientConfig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cm" svg:height="1cm" svg:x="19.3cm" svg:y="7.4cm">
          <text:p text:style-name="P1"><text:span text:style-name="T1">DBClientA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9cm" svg:height="1cm" svg:x="26cm" svg:y="7.4cm">
          <text:p text:style-name="P1"><text:span text:style-name="T1">DBClientUs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6cm" svg:height="1cm" svg:x="19.3cm" svg:y="9.3cm">
          <text:p text:style-name="P1"><text:span text:style-name="T1">DBAgentMySQ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cm" svg:height="1cm" svg:x="15.7cm" svg:y="7.4cm">
          <text:p text:style-name="P1"><text:span text:style-name="T1">DBClientHatoho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2cm" svg:height="1cm" svg:x="12.3cm" svg:y="7.4cm">
          <text:p text:style-name="P1"><text:span text:style-name="T1">DBClientZabbix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468cm" svg:height="1cm" svg:x="12.332cm" svg:y="9.301cm">
          <text:p text:style-name="P1"><text:span text:style-name="T1">DBAgentSQLite3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.7cm" svg:height="1.1cm" svg:x="13.1cm" svg:y="10.9cm">
          <text:p text:style-name="P1"><text:span text:style-name="T3">SQLite3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7" draw:text-style-name="P6" draw:layer="layout" svg:width="1.7cm" svg:height="1cm" svg:x="16.7cm" svg:y="10.9cm">
          <text:p text:style-name="P1"><text:span text:style-name="T3">SQLite3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2" draw:layer="layout" svg:width="2cm" svg:height="1.5cm" svg:x="23.7cm" svg:y="17.4cm">
          <text:p/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1" draw:layer="layout" svg:width="0.5cm" svg:height="0.5cm" svg:x="13.7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cm" svg:height="0.5cm" svg:x="13.7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cm" svg:height="0.5cm" svg:x="13.7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249cm" svg:height="1.081cm" svg:x="12.321cm" svg:y="14.4cm">
          <draw:text-box>
            <text:p text:style-name="P1"><text:span text:style-name="T1">Number of target</text:span></text:p>
            <text:p text:style-name="P1"><text:span text:style-name="T1">Zabbix servers</text:span></text:p>
          </draw:text-box>
        </draw:frame>
        <draw:custom-shape draw:style-name="gr3" draw:text-style-name="P2" draw:layer="layout" svg:width="4.6cm" svg:height="0.7cm" svg:x="7.2cm" svg:y="2.6cm">
          <text:p text:style-name="P1"><text:span text:style-name="T1">Action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8cm" svg:height="1cm" svg:x="5.4cm" svg:y="9.3cm">
          <text:p text:style-name="P1"><text:span text:style-name="T1">ArmZabbixAP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cm" svg:height="2.2cm" svg:x="8.5cm" svg:y="9.3cm">
          <text:p text:style-name="P1"><text:span text:style-name="T1">ArmNagiosNDOUtil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cm" svg:height="2.2cm" svg:x="1.4cm" svg:y="9.3cm">
          <text:p text:style-name="P1"><text:span text:style-name="T1">HatohlArmPluginGat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1.1cm" svg:x="7.2cm" svg:y="4.2cm">
          <text:p text:style-name="P1"><text:span text:style-name="T1">ChildProcessManag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1.1cm" svg:x="2.2cm" svg:y="3.5cm">
          <text:p text:style-name="P1"><text:span text:style-name="T1">main(): </text:span></text:p>
          <text:p text:style-name="P1"><text:span text:style-name="T1">g_main_loop_run();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0.6cm" svg:height="1.7cm" svg:x="1.4cm" svg:y="7.4cm">
          <text:p text:style-name="P1"><text:span text:style-name="T1">DataStore, ArmBase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9cm" svg:height="6.4cm" svg:x="24.2cm" svg:y="10.5cm">
          <text:p/>
          <draw:enhanced-geometry svg:viewBox="0 0 21600 21600" draw:text-areas="?f0 ?f8 ?f2 ?f9" draw:type="up-down-arrow" draw:modifiers="5969.36736958935 2298.01593501015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1" draw:layer="layout" svg:width="1cm" svg:height="10.7cm" draw:transform="rotate (1.5707963267949) translate (1.4cm 12.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1" draw:layer="layout" svg:width="0.5cm" svg:height="0.5cm" svg:x="6.53cm" svg:y="1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cm" svg:height="0.5cm" svg:x="6.53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cm" svg:height="0.5cm" svg:x="6.53cm" svg:y="1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4.574cm" svg:height="1.081cm" svg:x="7.1cm" svg:y="13.319cm">
          <draw:text-box>
            <text:p text:style-name="P3"><text:span text:style-name="T1">One instance per</text:span></text:p>
            <text:p text:style-name="P3"><text:span text:style-name="T1"><text:s text:c="2"/></text:span><text:span text:style-name="T1">target monitoring server</text:span></text:p>
          </draw:text-box>
        </draw:frame>
        <draw:custom-shape draw:style-name="gr8" draw:text-style-name="P2" draw:layer="layout" svg:width="4.4cm" svg:height="0.8cm" svg:x="2.1cm" svg:y="5cm">
          <text:p text:style-name="P1"><text:span text:style-name="T1">Process Glib events</text:span></text:p>
          <draw:enhanced-geometry svg:viewBox="0 0 21600 21600" draw:glue-points="10800 0 0 10800 10800 21600 21600 10800 ?f40 ?f41" draw:text-areas="0 0 21600 21600" draw:type="rectangular-callout" draw:modifiers="10208.5889570552 -127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2" draw:layer="layout" svg:width="4.4cm" svg:height="1.6cm" svg:x="12.3cm" svg:y="4cm">
          <text:p text:style-name="P1"><text:span text:style-name="T1">- Create child processes</text:span></text:p>
          <text:p text:style-name="P3"><text:span text:style-name="T1">- Wait for their exit</text:span></text:p>
          <text:p text:style-name="P3"><text:span text:style-name="T1"><text:s text:c="5"/></text:span><text:span text:style-name="T1">and notify it if needed</text:span></text:p>
          <draw:enhanced-geometry svg:viewBox="0 0 21600 21600" draw:glue-points="10800 0 0 10800 10800 21600 21600 10800 ?f40 ?f41" draw:text-areas="0 0 21600 21600" draw:type="rectangular-callout" draw:modifiers="-4358.28220858896 13612.99188007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" draw:layer="layout" svg:width="0.9cm" svg:height="1.4cm" svg:x="19.109cm" svg:y="5.4cm">
          <text:p/>
          <draw:enhanced-geometry svg:viewBox="0 0 21600 21600" draw:text-areas="?f0 ?f8 ?f2 ?f9" draw:type="up-down-arrow" draw:modifiers="5849.50055493896 7739.61456102784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2" draw:layer="layout" svg:width="2.8cm" svg:height="1cm" svg:x="5.4cm" svg:y="10.5cm">
          <text:p text:style-name="P1"><text:span text:style-name="T1">ZabbixAPI</text:span></text:p>
          <text:p text:style-name="P1"><text:span text:style-name="T1">(libsoup)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118cm" svg:height="0.666cm" svg:x="24.882cm" svg:y="13.034cm">
          <draw:text-box>
            <text:p text:style-name="P1"><text:span text:style-name="T1">MySQL protocol</text:span></text:p>
          </draw:text-box>
        </draw:frame>
        <draw:line draw:style-name="gr9" draw:text-style-name="P1" draw:layer="layout" svg:x1="0.9cm" svg:y1="15.7cm" svg:x2="29.2cm" svg:y2="15.7cm">
          <text:p/>
        </draw:line>
        <draw:custom-shape draw:style-name="gr10" draw:text-style-name="P2" draw:layer="layout" svg:width="4.2cm" svg:height="1cm" svg:x="0.9cm" svg:y="16.5cm">
          <text:p text:style-name="P1"><text:span text:style-name="T1">AMQP Broker (qpidd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1.1cm" svg:x="23.7cm" svg:y="0.6cm">
          <text:p text:style-name="P1"><text:span text:style-name="T1">Class based on</text:span></text:p>
          <text:p text:style-name="P1"><text:span text:style-name="T1">HatoholThreadBase</text:span></text:p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1.721cm" svg:height="0.666cm" svg:x="17.9cm" svg:y="0.5cm">
          <draw:text-box>
            <text:p text:style-name="P3"><text:span text:style-name="T1">Legend</text:span></text:p>
          </draw:text-box>
        </draw:frame>
        <draw:custom-shape draw:style-name="gr6" draw:text-style-name="P1" draw:layer="layout" svg:width="0.9cm" svg:height="5.4cm" svg:x="1.7cm" svg:y="11.3cm">
          <text:p/>
          <draw:enhanced-geometry svg:viewBox="0 0 21600 21600" draw:text-areas="?f0 ?f8 ?f2 ?f9" draw:type="up-down-arrow" draw:modifiers="5969.36736958935 2298.01593501015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10.7cm" svg:height="1.6cm" svg:x="17.9cm" svg:y="0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.8cm" svg:height="1.1cm" svg:x="19.7cm" svg:y="0.6cm">
          <text:p text:style-name="P1"><text:span text:style-name="T1">External Program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.8cm" svg:height="2.5cm" svg:x="22.8cm" svg:y="16.7cm">
          <text:p text:style-name="P1"><text:span text:style-name="T1">MySQL server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4cm" svg:height="2.2cm" svg:x="0.9cm" svg:y="18.2cm">
          <text:p text:style-name="P1"><text:span text:style-name="T1">hatohol-arm-plugin-zabbix</text:span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8cm" svg:height="1cm" svg:x="2.2cm" svg:y="19.2cm">
          <text:p text:style-name="P1"><text:span text:style-name="T1">ZabbixAPI</text:span></text:p>
          <text:p text:style-name="P1"><text:span text:style-name="T1">(libsoup)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9cm" svg:height="1.302cm" svg:x="3cm" svg:y="17.198cm">
          <text:p/>
          <draw:enhanced-geometry svg:viewBox="0 0 21600 21600" draw:text-areas="?f0 ?f8 ?f2 ?f9" draw:type="up-down-arrow" draw:modifiers="5681.68701442841 7947.30538922156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2" draw:layer="layout" svg:width="2cm" svg:height="1.5cm" svg:x="10.8cm" svg:y="18.175cm">
          <text:p/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" draw:text-style-name="P2" draw:layer="layout" svg:width="3.8cm" svg:height="2.875cm" svg:x="9.9cm" svg:y="16.9cm">
          <text:p text:style-name="P1"><text:span text:style-name="T1">MySQL server</text:span></text:p>
          <text:p text:style-name="P1"><text:span text:style-name="T1">for NDOUtils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9cm" svg:height="5.7cm" svg:x="11.3cm" svg:y="11.3cm">
          <text:p/>
          <draw:enhanced-geometry svg:viewBox="0 0 21600 21600" draw:text-areas="?f0 ?f8 ?f2 ?f9" draw:type="up-down-arrow" draw:modifiers="5969.36736958935 2298.01593501015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8" draw:text-style-name="P5" draw:layer="layout" svg:width="13.706cm" svg:height="0.848cm" svg:x="0.091cm" svg:y="0.152cm">
          <draw:text-box>
            <text:p text:style-name="P3"><text:span text:style-name="T2">Major components related to data stream (before 14.06)</text:span></text:p>
          </draw:text-box>
        </draw:frame>
        <draw:custom-shape draw:style-name="gr8" draw:text-style-name="P4" draw:layer="layout" svg:width="2.5cm" svg:height="2.3cm" svg:x="19cm" svg:y="10.7cm">
          <text:p text:style-name="P3"><text:span text:style-name="T1">- Triggers</text:span></text:p>
          <text:p text:style-name="P3"><text:span text:style-name="T1">- Events</text:span></text:p>
          <text:p text:style-name="P3"><text:span text:style-name="T1">- Items</text:span></text:p>
          <text:p text:style-name="P3"><text:span text:style-name="T1">- Hosts</text:span></text:p>
          <text:p text:style-name="P3"><text:span text:style-name="T1">- Hostgroups</text:span></text:p>
          <draw:enhanced-geometry svg:viewBox="0 0 21600 21600" draw:glue-points="10800 0 0 10800 10800 21600 21600 10800 ?f40 ?f41" draw:text-areas="0 0 21600 21600" draw:type="rectangular-callout" draw:modifiers="-5596.48140743703 8833.376792698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4" draw:layer="layout" svg:width="8.1cm" svg:height="1.3cm" svg:x="14.5cm" svg:y="13.1cm">
          <text:p text:style-name="P3"><text:span text:style-name="T1">Tables that is similar to those of Zabbix server.</text:span></text:p>
          <text:p text:style-name="P3"><text:span text:style-name="T1">In fact, they are not used effectively.</text:span></text:p>
          <text:p text:style-name="P3"><text:span text:style-name="T1">This DB will be removed in the future.</text:span></text:p>
          <draw:enhanced-geometry svg:viewBox="0 0 21600 21600" draw:glue-points="10800 0 0 10800 10800 21600 21600 10800 ?f40 ?f41" draw:text-areas="0 0 21600 21600" draw:type="rectangular-callout" draw:modifiers="-1015.87458338477 -20022.751729438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" draw:layer="layout" svg:width="2.7cm" svg:height="1.4cm" svg:x="17.7cm" svg:y="8.2cm">
          <text:p/>
          <draw:enhanced-geometry svg:viewBox="0 0 21600 21600" draw:text-areas="?f0 ?f8 ?f2 ?f9" draw:type="up-down-arrow" draw:modifiers="4749.93481095176 7292.50535331906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1" draw:text-style-name="P4" draw:layer="layout" svg:width="2.085cm" svg:height="0.666cm" svg:x="20.933cm" svg:y="8.5cm">
          <draw:text-box>
            <text:p text:style-name="P3"><text:span text:style-name="T1">ItemTable</text:span></text:p>
          </draw:text-box>
        </draw:frame>
        <draw:line draw:style-name="gr9" draw:text-style-name="P1" draw:layer="layout" svg:x1="19.5cm" svg:y1="8.9cm" svg:x2="21.1cm" svg:y2="8.8cm">
          <text:p/>
        </draw:line>
        <draw:custom-shape draw:style-name="gr3" draw:text-style-name="P2" draw:layer="layout" svg:width="3.4cm" svg:height="0.9cm" svg:x="24.6cm" svg:y="3.2cm">
          <text:p text:style-name="P1"><text:span text:style-name="T1">Session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4.6cm" svg:height="0.6cm" svg:x="7.225cm" svg:y="3.4cm">
          <text:p text:style-name="P1"><text:span text:style-name="T1">ActionColle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15" draw:text-style-name="P1" draw:layer="layout" svg:width="5.299cm" svg:height="4.499cm" svg:x="11.8cm" svg:y="3cm" svg:viewBox="0 0 5300 4500" draw:points="5300,4500 5300,0 0,0">
          <text:p/>
        </draw:polyline>
        <draw:frame draw:style-name="gr16" draw:text-style-name="P2" draw:layer="layout" svg:width="5.971cm" svg:height="0.666cm" svg:x="12cm" svg:y="2.4cm">
          <draw:text-box>
            <text:p text:style-name="P1"><text:span text:style-name="T1">Check the events before the save</text:span></text:p>
          </draw:text-box>
        </draw:frame>
        <draw:custom-shape draw:style-name="gr3" draw:text-style-name="P2" draw:layer="layout" svg:width="4.6cm" svg:height="0.7cm" svg:x="2.2cm" svg:y="2.6cm">
          <text:p text:style-name="P1"><text:span text:style-name="T1">NamedPi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4.6cm" svg:height="0.7cm" svg:x="7.2cm" svg:y="1.8cm">
          <text:p text:style-name="P1"><text:span text:style-name="T1">IssueSender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6cm" svg:height="0.7cm" svg:x="7.2cm" svg:y="1cm">
          <text:p text:style-name="P1"><text:span text:style-name="T1">IssueSende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IPAexGothic" svg:font-family="IPAexGothic" style:font-family-generic="roman" style:font-pitch="variable"/>
    <style:font-face style:name="Liberation Sans" svg:font-family="'Liberation Sans'" style:font-family-generic="roman" style:font-pitch="variable"/>
    <style:font-face style:name="IPAexGothic1" svg:font-family="IPAexGothic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IPAexGothic" fo:font-size="24pt" fo:language="en" fo:country="US" style:font-name-asian="IPAexGothic1" style:font-size-asian="24pt" style:language-asian="ja" style:country-asian="JP" style:font-name-complex="IPAex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IPAexGothic1" style:font-family-asian="IPAex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yamato </meta:initial-creator>
    <meta:creation-date>2013-06-24T16:00:20</meta:creation-date>
    <meta:generator>LibreOffice/4.2.4.2$Linux_X86_64 LibreOffice_project/420m0$Build-2</meta:generator>
    <dc:date>2014-09-01T08:12:43.007504018</dc:date>
    <meta:editing-duration>PT16H6M44S</meta:editing-duration>
    <meta:editing-cycles>21</meta:editing-cycles>
    <dc:creator>kyamato </dc:creator>
    <meta:document-statistic meta:object-count="126"/>
  </office:meta>
</office:document-meta>
</file>